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0fdddd" officeooo:paragraph-rsid="000fdddd"/>
    </style:style>
    <style:style style:name="P2" style:family="paragraph" style:parent-style-name="Standard">
      <style:text-properties officeooo:rsid="000fdddd" officeooo:paragraph-rsid="000fdddd"/>
    </style:style>
    <style:style style:name="P3" style:family="paragraph" style:parent-style-name="Standard">
      <style:text-properties style:font-name="Liberation Sans" fo:font-size="15pt" fo:font-weight="bold" officeooo:rsid="000fdddd" officeooo:paragraph-rsid="000fdddd" style:font-size-asian="15pt" style:font-weight-asian="bold" style:font-size-complex="15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color="#800000" fo:font-size="26pt" fo:font-weight="bold" officeooo:rsid="000fdddd" officeooo:paragraph-rsid="000fdddd" style:font-size-asian="26pt" style:font-weight-asian="bold" style:font-size-complex="2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HIS VERSION TO BE USED FOR COPY-EDITING ONLY</text:p>
      <text:p text:style-name="P1">$if(title)$</text:p>
      <text:p text:style-name="P3">$title$</text:p>
      <text:p text:style-name="P2">$endif$</text:p>
      <text:p text:style-name="P2"/>
      <text:p text:style-name="P2"/>
      <text:p text:style-name="P1">$body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DejaVu Sans Mono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DejaVu Sans Mono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8T11:49:24.753171640</dc:date>
    <dc:creator>Timothée Poisot</dc:creator>
    <meta:editing-duration>PT2M37S</meta:editing-duration>
    <meta:editing-cycles>1</meta:editing-cycles>
    <meta:document-statistic meta:table-count="0" meta:image-count="0" meta:object-count="0" meta:page-count="3" meta:paragraph-count="5" meta:word-count="12" meta:character-count="76" meta:non-whitespace-character-count="69"/>
    <meta:generator>LibreOffice/4.4.5.2$Linux_X86_64 LibreOffice_project/40$Build-2</meta:generator>
  </office:meta>
</office:document-meta>
</file>